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8pt" style:font-size-asian="18pt" style:font-size-complex="18pt"/>
    </style:style>
    <style:style style:name="P100" style:parent-style-name="NormalWeb" style:family="paragraph">
      <style:paragraph-properties fo:text-align="center" fo:margin-top="0in" fo:margin-bottom="0in"/>
      <style:text-properties style:font-name="Arial" style:font-name-complex="Arial" fo:color="#000000"/>
    </style:style>
    <style:style style:name="P101" style:parent-style-name="NormalWeb" style:family="paragraph">
      <style:paragraph-properties fo:margin-top="0in" fo:margin-bottom="0in"/>
      <style:text-properties style:font-name="Arial" style:font-name-complex="Arial" fo:color="#000000"/>
    </style:style>
    <style:style style:name="P102" style:parent-style-name="NormalWeb" style:family="paragraph">
      <style:paragraph-properties fo:margin-top="0in" fo:margin-bottom="0in"/>
      <style:text-properties style:font-name="Arial" style:font-name-complex="Arial" fo:color="#000000"/>
    </style:style>
    <style:style style:name="P103" style:parent-style-name="NormalWeb" style:family="paragraph">
      <style:paragraph-properties fo:margin-top="0in" fo:margin-bottom="0in"/>
      <style:text-properties style:font-name="Arial" style:font-name-complex="Arial" fo:color="#000000"/>
    </style:style>
    <style:style style:name="P104" style:parent-style-name="NormalWeb" style:family="paragraph">
      <style:paragraph-properties fo:margin-top="0in" fo:margin-bottom="0in"/>
      <style:text-properties style:font-name="Arial" style:font-name-complex="Arial" fo:color="#000000"/>
    </style:style>
    <style:style style:name="P105" style:parent-style-name="NormalWeb" style:family="paragraph">
      <style:paragraph-properties fo:margin-top="0in" fo:margin-bottom="0in"/>
      <style:text-properties style:font-name="Arial" style:font-name-complex="Arial" fo:color="#000000"/>
    </style:style>
    <style:style style:name="P10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07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08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09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1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20pt" style:font-size-asian="20pt" style:font-size-complex="20pt"/>
    </style:style>
    <style:style style:name="P11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12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13" style:parent-style-name="NormalWeb" style:family="paragraph">
      <style:paragraph-properties fo:margin-top="0in" fo:margin-bottom="0in"/>
    </style:style>
    <style:style style:name="T114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115" style:parent-style-name="NormalWeb" style:family="paragraph">
      <style:paragraph-properties fo:margin-top="0in" fo:margin-bottom="0in"/>
    </style:style>
    <style:style style:name="T116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117" style:parent-style-name="NormalWeb" style:family="paragraph">
      <style:paragraph-properties style:vertical-align="baseline" fo:margin-top="0in" fo:margin-bottom="0in"/>
    </style:style>
    <style:style style:name="T11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11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120" style:parent-style-name="NormalWeb" style:family="paragraph">
      <style:paragraph-properties style:vertical-align="baseline" fo:margin-top="0in" fo:margin-bottom="0in"/>
    </style:style>
    <style:style style:name="T12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122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12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24" style:parent-style-name="NormalWeb" style:family="paragraph">
      <style:paragraph-properties style:vertical-align="baseline" fo:margin-top="0in" fo:margin-bottom="0.1666in"/>
    </style:style>
    <style:style style:name="T125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2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27" style:parent-style-name="NormalWeb" style:family="paragraph">
      <style:paragraph-properties fo:margin-top="0in" fo:margin-bottom="0.1666in"/>
    </style:style>
    <style:style style:name="T128" style:parent-style-name="Fuentedepárrafopredeter." style:family="text">
      <style:text-properties style:font-name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2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13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3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3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33" style:parent-style-name="NormalWeb" style:family="paragraph">
      <style:paragraph-properties style:vertical-align="baseline" fo:margin-top="0in" fo:margin-bottom="0.1666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34" style:parent-style-name="Párrafodelista" style:family="paragraph">
      <style:paragraph-properties fo:widows="2" fo:orphans="2" style:vertical-align="auto"/>
      <style:text-properties fo:hyphenate="true"/>
    </style:style>
    <style:style style:name="T13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3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37" style:parent-style-name="Párrafodelista" style:family="paragraph">
      <style:paragraph-properties fo:widows="2" fo:orphans="2" style:vertical-align="auto"/>
      <style:text-properties fo:hyphenate="true"/>
    </style:style>
    <style:style style:name="T13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3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41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42" style:parent-style-name="Párrafodelista" style:family="paragraph">
      <style:paragraph-properties fo:widows="2" fo:orphans="2" style:vertical-align="auto"/>
      <style:text-properties fo:hyphenate="true"/>
    </style:style>
    <style:style style:name="T14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49" style:parent-style-name="Normal" style:family="paragraph">
      <style:paragraph-properties fo:widows="2" fo:orphans="2" style:vertical-align="auto" fo:margin-left="0.25in">
        <style:tab-stops/>
      </style:paragraph-properties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50" style:parent-style-name="Párrafodelista" style:family="paragraph">
      <style:paragraph-properties fo:widows="2" fo:orphans="2" style:vertical-align="auto"/>
      <style:text-properties fo:hyphenate="true"/>
    </style:style>
    <style:style style:name="T15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5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5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5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5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5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57" style:parent-style-name="Párrafodelista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58" style:parent-style-name="Párrafodelista" style:family="paragraph">
      <style:paragraph-properties fo:widows="2" fo:orphans="2" style:vertical-align="auto"/>
      <style:text-properties fo:hyphenate="true"/>
    </style:style>
    <style:style style:name="T15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6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6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6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6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6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6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66" style:parent-style-name="Standard" style:family="paragraph">
      <style:text-properties fo:language="es" fo:country="MX"/>
    </style:style>
    <style:style style:name="P16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168" style:parent-style-name="Standard" style:family="paragraph">
      <style:text-properties style:font-name="Arial" style:font-name-complex="Arial" fo:color="#0000FF" fo:font-size="11pt" style:font-size-asian="11pt" style:font-size-complex="11pt" fo:language="es" fo:country="MX"/>
    </style:style>
    <style:style style:name="P169" style:parent-style-name="Normal" style:family="paragraph">
      <style:paragraph-properties fo:widows="2" fo:orphans="2" style:vertical-align="auto"/>
      <style:text-properties fo:hyphenate="true"/>
    </style:style>
    <style:style style:name="T17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71" style:parent-style-name="Fuentedepárrafopredeter." style:family="text">
      <style:text-properties style:font-name="Arial" style:font-name-asian="Times New Roman" style:font-name-complex="Arial" fo:color="#FF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72" style:parent-style-name="Normal" style:family="paragraph">
      <style:paragraph-properties fo:widows="2" fo:orphans="2" style:vertical-align="auto"/>
      <style:text-properties fo:hyphenate="true"/>
    </style:style>
    <style:style style:name="T17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74" style:parent-style-name="Fuentedepárrafopredeter.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P175" style:parent-style-name="Normal" style:family="paragraph">
      <style:paragraph-properties fo:widows="2" fo:orphans="2" style:vertical-align="auto"/>
      <style:text-properties fo:hyphenate="true"/>
    </style:style>
    <style:style style:name="T17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77" style:parent-style-name="Normal" style:family="paragraph">
      <style:paragraph-properties fo:widows="2" fo:orphans="2" style:vertical-align="auto"/>
      <style:text-properties fo:hyphenate="true"/>
    </style:style>
    <style:style style:name="T17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79" style:parent-style-name="Normal" style:family="paragraph">
      <style:paragraph-properties fo:widows="2" fo:orphans="2" style:vertical-align="auto"/>
      <style:text-properties fo:hyphenate="true"/>
    </style:style>
    <style:style style:name="T18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81" style:parent-style-name="Normal" style:family="paragraph">
      <style:paragraph-properties fo:widows="2" fo:orphans="2" style:vertical-align="auto"/>
      <style:text-properties fo:hyphenate="true"/>
    </style:style>
    <style:style style:name="T18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83" style:parent-style-name="Normal" style:family="paragraph">
      <style:paragraph-properties fo:widows="2" fo:orphans="2" style:vertical-align="auto"/>
      <style:text-properties fo:hyphenate="true"/>
    </style:style>
    <style:style style:name="T18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MX" style:language-complex="ar" style:country-complex="SA"/>
    </style:style>
    <style:style style:name="P185" style:parent-style-name="Normal" style:family="paragraph">
      <style:paragraph-properties fo:widows="2" fo:orphans="2" style:vertical-align="auto"/>
      <style:text-properties fo:hyphenate="true"/>
    </style:style>
    <style:style style:name="T18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MX" style:language-complex="ar" style:country-complex="SA"/>
    </style:style>
    <style:style style:name="P187" style:parent-style-name="Normal" style:family="paragraph">
      <style:paragraph-properties fo:widows="2" fo:orphans="2" style:vertical-align="auto"/>
      <style:text-properties fo:hyphenate="true"/>
    </style:style>
    <style:style style:name="T18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MX" style:language-complex="ar" style:country-complex="SA"/>
    </style:style>
    <style:style style:name="P18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90" style:parent-style-name="Normal" style:family="paragraph">
      <style:paragraph-properties fo:widows="2" fo:orphans="2" style:vertical-align="auto"/>
      <style:text-properties fo:hyphenate="true"/>
    </style:style>
    <style:style style:name="T191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192" style:parent-style-name="Standard" style:family="paragraph">
      <style:text-properties fo:language="es" fo:country="MX"/>
    </style:style>
    <style:style style:name="P19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9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9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9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9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9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9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s" fo:country="MX" style:language-asian="es" style:country-asian="MX" style:language-complex="ar" style:country-complex="SA"/>
    </style:style>
    <style:style style:name="T200" style:parent-style-name="Fuentedepárrafopredeter." style:family="text"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/>
    </style:style>
    <style:style style:name="P20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0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s" fo:country="MX" style:language-asian="es" style:country-asian="MX" style:language-complex="ar" style:country-complex="SA"/>
    </style:style>
    <style:style style:name="T203" style:parent-style-name="Fuentedepárrafopredeter." style:family="text"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/>
    </style:style>
    <style:style style:name="T204" style:parent-style-name="Fuentedepárrafopredeter." style:family="text"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/>
    </style:style>
    <style:style style:name="T205" style:parent-style-name="Fuentedepárrafopredeter." style:family="text"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/>
    </style:style>
    <style:style style:name="P20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0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s" fo:country="MX" style:language-asian="es" style:country-asian="MX" style:language-complex="ar" style:country-complex="SA"/>
    </style:style>
    <style:style style:name="T208" style:parent-style-name="Fuentedepárrafopredeter." style:family="text"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/>
    </style:style>
    <style:style style:name="P20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1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s" fo:country="MX" style:language-asian="es" style:country-asian="MX" style:language-complex="ar" style:country-complex="SA"/>
    </style:style>
    <style:style style:name="T211" style:parent-style-name="Fuentedepárrafopredeter." style:family="text"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/>
    </style:style>
    <style:style style:name="P21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1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s" fo:country="MX" style:language-asian="es" style:country-asian="MX" style:language-complex="ar" style:country-complex="SA"/>
    </style:style>
    <style:style style:name="T214" style:parent-style-name="Fuentedepárrafopredeter." style:family="text"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/>
    </style:style>
    <style:style style:name="T215" style:parent-style-name="Fuentedepárrafopredeter." style:family="text"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/>
    </style:style>
    <style:style style:name="T216" style:parent-style-name="Fuentedepárrafopredeter." style:family="text"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/>
    </style:style>
    <style:style style:name="T217" style:parent-style-name="Fuentedepárrafopredeter." style:family="text"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/>
    </style:style>
    <style:style style:name="P21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19" style:parent-style-name="Standard" style:family="paragraph">
      <style:text-properties fo:language="es" fo:country="MX"/>
    </style:style>
    <style:style style:name="P220" style:parent-style-name="Normal" style:family="paragraph">
      <style:paragraph-properties fo:widows="2" fo:orphans="2" style:vertical-align="auto"/>
      <style:text-properties fo:hyphenate="true"/>
    </style:style>
    <style:style style:name="T22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2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24" style:parent-style-name="Normal" style:family="paragraph">
      <style:paragraph-properties fo:widows="2" fo:orphans="2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25" style:parent-style-name="Normal" style:family="paragraph">
      <style:paragraph-properties fo:widows="2" fo:orphans="2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26" style:parent-style-name="Normal" style:family="paragraph">
      <style:paragraph-properties fo:widows="2" fo:orphans="2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27" style:parent-style-name="Normal" style:family="paragraph">
      <style:paragraph-properties fo:widows="2" fo:orphans="2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28" style:parent-style-name="Normal" style:family="paragraph">
      <style:paragraph-properties fo:widows="2" fo:orphans="2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29" style:parent-style-name="Normal" style:family="paragraph">
      <style:paragraph-properties fo:widows="2" fo:orphans="2" fo:margin-left="0.5in">
        <style:tab-stops/>
      </style:paragraph-properties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30" style:parent-style-name="Párrafodelista" style:family="paragraph">
      <style:paragraph-properties fo:widows="2" fo:orphans="2" style:vertical-align="auto"/>
      <style:text-properties fo:hyphenate="true"/>
    </style:style>
    <style:style style:name="T23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3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33" style:parent-style-name="Normal" style:family="paragraph">
      <style:paragraph-properties fo:widows="2" fo:orphans="2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3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35" style:parent-style-name="Normal" style:family="paragraph">
      <style:paragraph-properties fo:widows="2" fo:orphans="2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36" style:parent-style-name="Normal" style:family="paragraph">
      <style:paragraph-properties fo:widows="2" fo:orphans="2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37" style:parent-style-name="Normal" style:family="paragraph">
      <style:paragraph-properties fo:widows="2" fo:orphans="2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38" style:parent-style-name="Normal" style:family="paragraph">
      <style:paragraph-properties fo:widows="2" fo:orphans="2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39" style:parent-style-name="Normal" style:family="paragraph">
      <style:paragraph-properties fo:widows="2" fo:orphans="2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40" style:parent-style-name="Normal" style:family="paragraph">
      <style:paragraph-properties fo:widows="2" fo:orphans="2" style:vertical-align="auto"/>
      <style:text-properties fo:hyphenate="true"/>
    </style:style>
    <style:style style:name="T24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4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4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44" style:parent-style-name="Párrafodelista" style:family="paragraph">
      <style:paragraph-properties fo:widows="2" fo:orphans="2" style:vertical-align="auto"/>
      <style:text-properties fo:hyphenate="true"/>
    </style:style>
    <style:style style:name="T24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4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4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48" style:parent-style-name="Párrafodelista" style:family="paragraph">
      <style:paragraph-properties fo:widows="2" fo:orphans="2" style:vertical-align="auto"/>
      <style:text-properties fo:hyphenate="true"/>
    </style:style>
    <style:style style:name="T24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50" style:parent-style-name="Normal" style:family="paragraph">
      <style:paragraph-properties fo:widows="2" fo:orphans="2"/>
      <style:text-properties fo:hyphenate="true"/>
    </style:style>
    <style:style style:name="T25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5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5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5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5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5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5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5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5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6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61" style:parent-style-name="Normal" style:family="paragraph">
      <style:paragraph-properties fo:widows="2" fo:orphans="2"/>
      <style:text-properties fo:hyphenate="true"/>
    </style:style>
    <style:style style:name="T26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6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6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6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6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6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6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6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7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7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7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73" style:parent-style-name="Normal" style:family="paragraph">
      <style:paragraph-properties fo:widows="2" fo:orphans="2"/>
      <style:text-properties fo:hyphenate="true"/>
    </style:style>
    <style:style style:name="T27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7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7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7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7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79" style:parent-style-name="Normal" style:family="paragraph">
      <style:paragraph-properties fo:widows="2" fo:orphans="2" fo:margin-bottom="0.1666in"/>
      <style:text-properties fo:hyphenate="true"/>
    </style:style>
    <style:style style:name="T28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8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8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8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84" style:parent-style-name="Normal" style:family="paragraph">
      <style:paragraph-properties fo:widows="2" fo:orphans="2" fo:margin-bottom="0.1666in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8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8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87" style:parent-style-name="Párrafodelista" style:family="paragraph">
      <style:paragraph-properties fo:widows="2" fo:orphans="2" style:vertical-align="auto"/>
      <style:text-properties fo:hyphenate="true"/>
    </style:style>
    <style:style style:name="T288" style:parent-style-name="Fuentedepárrafopredeter." style:family="text"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89" style:parent-style-name="Fuentedepárrafopredeter." style:family="text"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90" style:parent-style-name="Normal" style:family="paragraph">
      <style:paragraph-properties fo:widows="2" fo:orphans="2" fo:margin-bottom="0.1666in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91" style:parent-style-name="Normal" style:family="paragraph">
      <style:paragraph-properties fo:widows="2" fo:orphans="2" style:vertical-align="auto"/>
      <style:text-properties fo:hyphenate="true"/>
    </style:style>
    <style:style style:name="T292" style:parent-style-name="Fuentedepárrafopredeter." style:family="text"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93" style:parent-style-name="Fuentedepárrafopredeter." style:family="text"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94" style:parent-style-name="Normal" style:family="paragraph">
      <style:paragraph-properties fo:widows="2" fo:orphans="2" fo:margin-bottom="0.1666in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95" style:parent-style-name="Párrafodelista" style:family="paragraph">
      <style:paragraph-properties fo:widows="2" fo:orphans="2" fo:margin-bottom="0.1666in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96" style:parent-style-name="Standard" style:family="paragraph">
      <style:text-properties fo:language="es" fo:country="MX"/>
    </style:style>
    <style:style style:name="P297" style:parent-style-name="Standard" style:family="paragraph">
      <style:paragraph-properties fo:text-align="center"/>
      <style:text-properties fo:font-size="18pt" style:font-size-asian="18pt" style:font-size-complex="18pt" fo:language="es" fo:country="MX"/>
    </style:style>
    <style:style style:name="P298" style:parent-style-name="Standard" style:family="paragraph">
      <style:paragraph-properties fo:text-align="center"/>
      <style:text-properties fo:font-size="18pt" style:font-size-asian="18pt" style:font-size-complex="18pt" fo:language="es" fo:country="MX"/>
    </style:style>
    <style:style style:name="P299" style:parent-style-name="Standard" style:family="paragraph">
      <style:text-properties fo:font-size="14pt" style:font-size-asian="14pt" style:font-size-complex="14pt" fo:language="es" fo:country="MX"/>
    </style:style>
    <style:style style:name="P300" style:parent-style-name="Standard" style:family="paragraph">
      <style:text-properties fo:font-size="14pt" style:font-size-asian="14pt" style:font-size-complex="14pt" fo:language="es" fo:country="MX"/>
    </style:style>
    <style:style style:name="P301" style:parent-style-name="Standard" style:family="paragraph">
      <style:text-properties fo:font-size="14pt" style:font-size-asian="14pt" style:font-size-complex="14pt" fo:language="es" fo:country="MX"/>
    </style:style>
    <style:style style:name="P302" style:parent-style-name="Standard" style:family="paragraph">
      <style:text-properties fo:font-size="14pt" style:font-size-asian="14pt" style:font-size-complex="14pt" fo:language="es" fo:country="MX"/>
    </style:style>
    <style:style style:name="P303" style:parent-style-name="Standard" style:family="paragraph">
      <style:text-properties fo:font-size="14pt" style:font-size-asian="14pt" style:font-size-complex="14pt" fo:language="es" fo:country="MX"/>
    </style:style>
    <style:style style:name="P304" style:parent-style-name="Standard" style:family="paragraph">
      <style:paragraph-properties fo:text-align="center"/>
      <style:text-properties fo:font-size="18pt" style:font-size-asian="18pt" style:font-size-complex="18pt" fo:language="es" fo:country="MX"/>
    </style:style>
    <style:style style:name="P305" style:parent-style-name="Standard" style:family="paragraph">
      <style:paragraph-properties fo:text-align="center"/>
      <style:text-properties fo:font-size="18pt" style:font-size-asian="18pt" style:font-size-complex="18pt" fo:language="es" fo:country="MX"/>
    </style:style>
    <style:style style:name="T306" style:parent-style-name="Fuentedepárrafopredeter." style:family="text">
      <style:text-properties fo:font-size="14pt" style:font-size-asian="14pt" style:font-size-complex="14pt" fo:language="es" fo:country="MX"/>
    </style:style>
    <style:style style:name="T307" style:parent-style-name="Fuentedepárrafopredeter." style:family="text">
      <style:text-properties fo:font-size="14pt" style:font-size-asian="14pt" style:font-size-complex="14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la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4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Gómez Vázquez Juan Pablo</text:p>
          </table:table-cell>
        </table:table-row>
        <table:table-row table:style-name="TableRow62">
          <table:table-cell table:style-name="TableCell63">
            <text:p text:style-name="P64">No. de Equipo de<text:s/>cómputo empleado: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17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21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6/10/2020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soft-page-break/>
      <text:p text:style-name="P99">Introducción</text:p>
      <text:p text:style-name="P100"/>
      <text:p text:style-name="P101">El uso de las computadoras se ha hecho fundamental para el desarrollo de actividades y de tareas cotidianas, creando nuevas soluciones que apoyen a la sociedad a realizar las actividades.</text:p>
      <text:p text:style-name="P102"/>
      <text:p text:style-name="P103">La computación se ha vuelto un elemento fundamental ya que gracias a ella se pueden elaborar proyectos o trabajos.</text:p>
      <text:p text:style-name="P104"/>
      <text:p text:style-name="P105">Registro de planes, programas, así como su posible consulta que puede ser las 24 horas de los 364 días del año</text:p>
      <text:p text:style-name="P106"/>
      <text:p text:style-name="P107"/>
      <text:p text:style-name="P108"/>
      <text:p text:style-name="P109"/>
      <text:p text:style-name="P110">Desarrollo</text:p>
      <text:p text:style-name="P111"/>
      <text:p text:style-name="P112"/>
      <text:list text:style-name="LFO12" text:continue-numbering="true">
        <text:list-item>
          <text:p text:style-name="P113"><text:span text:style-name="T114">Características de la PS5 y diferencias con la PS4</text:span></text:p>
        </text:list-item>
      </text:list>
      <text:p text:style-name="P115"><text:span text:style-name="T116">PS5:</text:span></text:p>
      <text:list text:style-name="LFO1" text:continue-numbering="true">
        <text:list-item>
          <text:p text:style-name="P117"><text:span text:style-name="T118">CPU x86-64-AMD Ryzen “Zen 2”</text:span><text:span text:style-name="T119"><text:s/>con 8 núcleos y 16 subprocesos, y una frecuencia variable de hasta 3,5 GHz.</text:span></text:p>
        </text:list-item>
        <text:list-item>
          <text:p text:style-name="P120"><text:span text:style-name="T121">GPU con 10,3 TFLOPS</text:span><text:span text:style-name="T122"><text:s/>de potencia, con 36 CUs a una frecuencia variable de hasta 2,23 GHz, basada en AMD Radeon RDNA 2.</text:span></text:p>
        </text:list-item>
        <text:list-item>
          <text:p text:style-name="P123">16 GB de memoria GDDR6.</text:p>
        </text:list-item>
        <text:list-item>
          <text:p text:style-name="P124"><text:span text:style-name="T125">D</text:span><text:span text:style-name="T126">isco duro SSD 825 GB</text:span></text:p>
        </text:list-item>
      </text:list>
      <text:p text:style-name="P127"><text:span text:style-name="T128">Diferencias con la PS4:</text:span><text:span text:style-name="T129"> </text:span></text:p>
      <text:list text:style-name="LFO2" text:continue-numbering="true">
        <text:list-item>
          <text:p text:style-name="P130">La memoria RAM (8GB) es menor que la de ps5</text:p>
        </text:list-item>
        <text:list-item>
          <text:p text:style-name="P131">No cuenta con Disco duro SSD</text:p>
        </text:list-item>
        <text:list-item>
          <text:p text:style-name="P132">Hay 8.46 teraflops de diferencias entre uno y el otro</text:p>
        </text:list-item>
        <text:list-item>
          <text:p text:style-name="P133">Diferente CPU</text:p>
        </text:list-item>
      </text:list>
      <text:list text:style-name="LFO12" text:continue-numbering="true">
        <text:list-item>
          <text:p text:style-name="P134"><text:span text:style-name="T135">Explicar el funcionamiento del procesador core i3, i5, i7, i9 de última generación</text:span></text:p>
        </text:list-item>
      </text:list>
      <text:p text:style-name="P136"/>
      <text:list text:style-name="LFO2" text:continue-numbering="true">
        <text:list-item>
          <text:p text:style-name="P137"><text:span text:style-name="T138">Core i3:</text:span><text:span text:style-name="T139">4/4 nucleos, Frecuencia base 4.0 GHz, Frecuencia tu</text:span><text:span text:style-name="T140">rbo 4.6 GHz, Sin graficos integrados, DDR4: 2400, Potencia de 91W</text:span></text:p>
        </text:list-item>
      </text:list>
      <text:p text:style-name="P141"/>
      <text:list text:style-name="LFO2" text:continue-numbering="true">
        <text:list-item>
          <text:p text:style-name="P142"><text:span text:style-name="T143">Core i5:</text:span><text:span text:style-name="T144"><text:s/>6/6 nucelos,</text:span><text:span text:style-name="T145"><text:s/>Frecuencia base<text:s/></text:span><text:span text:style-name="T146">3.7</text:span><text:span text:style-name="T147"><text:s/>GHz, Frecuencia tu</text:span><text:span text:style-name="T148">rbo 4.6 GHz, UHD 630 graficos integrados, DDR4: 2666, Potencia de 95W</text:span></text:p>
        </text:list-item>
      </text:list>
      <text:p text:style-name="P149"/>
      <text:list text:style-name="LFO2" text:continue-numbering="true">
        <text:list-item>
          <text:p text:style-name="P150"><text:span text:style-name="T151">Core i7:</text:span><text:span text:style-name="T152"><text:s/>8/8 nucleos,<text:s/></text:span><text:span text:style-name="T153">Frecuencia base<text:s/></text:span><text:span text:style-name="T154">3.6</text:span><text:span text:style-name="T155"><text:s/>GHz, Frecuencia tu</text:span><text:span text:style-name="T156">rbo 4.9 GHz, UHD 630 graficos integrados, DDR4: 2666, Potencia de 95W</text:span></text:p>
        </text:list-item>
      </text:list>
      <text:p text:style-name="P157"/>
      <text:list text:style-name="LFO2" text:continue-numbering="true">
        <text:list-item>
          <text:p text:style-name="P158"><text:span text:style-name="T159">Core i9:</text:span><text:span text:style-name="T160"><text:s/></text:span><text:span text:style-name="T161">8/16 nucleos,<text:s/></text:span><text:span text:style-name="T162">Frecuencia base<text:s/></text:span><text:span text:style-name="T163">3.6</text:span><text:span text:style-name="T164"><text:s/>GHz, Frecuencia tu</text:span><text:span text:style-name="T165">rbo 5.0 GHz, UHD 630 graficos integrados, DDR4: 2666, Potencia de 95W</text:span></text:p>
        </text:list-item>
      </text:list>
      <text:p text:style-name="P166"/>
      <text:list text:style-name="LFO12" text:continue-numbering="true">
        <text:list-item>
          <text:p text:style-name="P167">Investigar qué componentes debe tener una buena PC Gamer y cuál es el costo</text:p>
        </text:list-item>
      </text:list>
      <text:p text:style-name="P168"/>
      <text:p text:style-name="P169"><text:span text:style-name="T170">PC GAMER Para correr lo que sea. <text:s/></text:span><text:span text:style-name="T171">PRECIO $ 60,325</text:span></text:p>
      <text:p text:style-name="P172"><text:span text:style-name="T173">GABINETE: YEYIAN Gabinete Haizen 2500 ITX, MATX Blanco (YCH-042820)</text:span><text:span text:style-name="T174"><text:s/>$1600</text:span></text:p>
      <text:p text:style-name="P175"><text:span text:style-name="T176">PROCESADOR: Ryzen 9 3900x $11,009</text:span></text:p>
      <text:p text:style-name="P177"><text:span text:style-name="T178">ALMACENAMIENTO: Gigabyte AORUS 1TB m.2 $4,182</text:span></text:p>
      <text:p text:style-name="P179"><text:span text:style-name="T180">TARJETA GRÁFICA: RTX 2060 SUPER $10,000</text:span></text:p>
      <text:p text:style-name="P181"><text:span text:style-name="T182">TARJETA MADRE: ASUS ATX ROG STRIX B550-F $4,249</text:span></text:p>
      <text:p text:style-name="P183"><text:span text:style-name="T184">MEMORIA RAM: 64gb ram 4600mhz $11,789</text:span></text:p>
      <text:soft-page-break/>
      <text:p text:style-name="P185"><text:span text:style-name="T186">WATERCOOLING: Kraken Z63 280 mm $6,662</text:span></text:p>
      <text:p text:style-name="P187"><text:span text:style-name="T188">MONITOR: BenQ GW2480 $ 3,200</text:span></text:p>
      <text:p text:style-name="P189">TECLADO: Ducky One 2 Horizon Mini $3,668</text:p>
      <text:p text:style-name="P190"><text:span text:style-name="T191">MOUSE: Final Mouse $3,966</text:span></text:p>
      <text:p text:style-name="P192"/>
      <text:p text:style-name="P193">4)<text:s/>Qué necesito aprender para programar videojuegos</text:p>
      <text:p text:style-name="P194"/>
      <text:p text:style-name="P195">Necesitas tener bien definidos los conceptos matemáticos y de programación, además de contar con un razonamiento lógico-matemático para poder abarcar la mayor cantidad de posibilidades en tu código de programación.</text:p>
      <text:p text:style-name="P196"/>
      <text:p text:style-name="P197">Una vez adquirido el conocimiento los siguientes pasos para finalmente el desarrollo de un videojuego serán:</text:p>
      <text:list text:style-name="LFO11" text:continue-numbering="true">
        <text:list-item>
          <text:p text:style-name="P198"><text:span text:style-name="T199">Diseño</text:span><text:span text:style-name="T200">. La parte más importante de un videojuego.</text:span></text:p>
        </text:list-item>
        <text:list-item>
          <text:p text:style-name="P201"><text:span text:style-name="T202">Programación</text:span><text:span text:style-name="T203">.</text:span><text:span text:style-name="T204"><text:s/></text:span><text:span text:style-name="T205">Existen varias disciplinas a su vez dentro de ella como programación gráfica, gameplay o inteligencia artificial.</text:span></text:p>
        </text:list-item>
        <text:list-item>
          <text:p text:style-name="P206"><text:span text:style-name="T207">Gráficos</text:span><text:span text:style-name="T208">. Interfaces, modelos 3D, animaciones, existen varias disciplinas tanto en 2D como en 3D.</text:span></text:p>
        </text:list-item>
        <text:list-item>
          <text:p text:style-name="P209"><text:span text:style-name="T210">Audio</text:span><text:span text:style-name="T211">. Efectos de sonido, música de fondo, diálogos.<text:s/></text:span></text:p>
        </text:list-item>
        <text:list-item>
          <text:p text:style-name="P212"><text:span text:style-name="T213">Distribución y marketing</text:span><text:span text:style-name="T214">.<text:s/></text:span><text:span text:style-name="T215">P</text:span><text:span text:style-name="T216">ublicar y promocionar un videojuego</text:span><text:span text:style-name="T217">.</text:span></text:p>
        </text:list-item>
      </text:list>
      <text:p text:style-name="P218"/>
      <text:p text:style-name="P219"/>
      <text:p text:style-name="P220"><text:span text:style-name="T221">5)</text:span><text:span text:style-name="T222"><text:s/>Cual es el principio de funcionamiento de una impresora 3D</text:span></text:p>
      <text:p text:style-name="P223"/>
      <text:list text:style-name="LFO3" text:continue-numbering="true">
        <text:list-item>
          <text:p text:style-name="P224">Una impresora 3D produce<text:s/>un diseño 3D creado con<text:s/>la computadora<text:s/>en un modelo 3D físico</text:p>
        </text:list-item>
        <text:list-item>
          <text:p text:style-name="P225">El usuario crea un diseño y lo manda a “imprimir”</text:p>
        </text:list-item>
        <text:list-item>
          <text:p text:style-name="P226">La impresora recibe esa señal y la empieza a fabricar</text:p>
        </text:list-item>
        <text:list-item>
          <text:p text:style-name="P227"> Las impresoras 3D lo que hacen es crear un objeto con sus 3 dimensiones y esto lo consigue construyendo capas sucesivamente hasta conseguir el objeto deseado.</text:p>
        </text:list-item>
      </text:list>
      <text:p text:style-name="P228">Las impresoras 3d son muy eficientes ya que puedes imprimir cualquier objeto que se te ocurra, las únicas desventajas son el precio y el tiempo estimado de impresión.</text:p>
      <text:p text:style-name="P229"/>
      <text:list text:style-name="LFO12" text:continue-numbering="true">
        <text:list-item>
          <text:list>
            <text:list-item>
              <text:p text:style-name="P230"><text:span text:style-name="T231">Existen 2 tipos de impresoras 3d:</text:span></text:p>
            </text:list-item>
          </text:list>
        </text:list-item>
      </text:list>
      <text:p text:style-name="P232"/>
      <text:list text:style-name="LFO4" text:continue-numbering="true">
        <text:list-item>
          <text:p text:style-name="P233">Adición de polímeros o FDM: Fundimiento de un filamento de polímero mediante un pico y este se va depositando capa sobre capa el material fundido hasta crear el objeto sólido.</text:p>
        </text:list-item>
      </text:list>
      <text:p text:style-name="P234"/>
      <text:list text:style-name="LFO5" text:continue-numbering="true">
        <text:list-item>
          <text:p text:style-name="P235">Deposición de Material Fundido: Es una tecnología que permite conseguir piezas utilizando plástico ABS.</text:p>
        </text:list-item>
      </text:list>
      <text:p text:style-name="P236"/>
      <text:p text:style-name="P237"/>
      <text:p text:style-name="P238"/>
      <text:p text:style-name="P239"/>
      <text:p text:style-name="P240"><text:span text:style-name="T241">6)<text:s/></text:span><text:span text:style-name="T242">En seguridad informática, investigar que es una honeyPot</text:span></text:p>
      <text:p text:style-name="P243"/>
      <text:list text:style-name="LFO12" text:continue-numbering="true">
        <text:list-item>
          <text:list>
            <text:list-item>
              <text:p text:style-name="P244"><text:span text:style-name="T245">Es un sistema trampa o<text:s/></text:span><text:span text:style-name="T246">señuelo, su</text:span><text:span text:style-name="T247"><text:s/>principal objetivo es evitar un ataque al sistema informático. La función de esta herramienta es detectar y obtener información acerca del ataque informático.</text:span></text:p>
            </text:list-item>
            <text:list-item>
              <text:p text:style-name="P248"><text:span text:style-name="T249">Se puede diseñar y programar para diferentes usos:</text:span></text:p>
            </text:list-item>
          </text:list>
        </text:list-item>
      </text:list>
      <text:list text:style-name="LFO6" text:continue-numbering="true">
        <text:list-item>
          <text:p text:style-name="P250"><text:span text:style-name="T251">Alertar</text:span><text:span text:style-name="T252">:<text:s/></text:span><text:span text:style-name="T253">E</text:span><text:span text:style-name="T254">l objetivo<text:s/></text:span><text:span text:style-name="T255">es</text:span><text:span text:style-name="T256"><text:s/>detectar</text:span><text:span text:style-name="T257"><text:s/></text:span><text:span text:style-name="T258">la amenaza</text:span><text:span text:style-name="T259">, pero sin realizar ninguna acción</text:span><text:span text:style-name="T260">.</text:span></text:p>
        </text:list-item>
        <text:list-item>
          <text:p text:style-name="P261"><text:span text:style-name="T262">Obtener</text:span><text:span text:style-name="T263"><text:s/></text:span><text:span text:style-name="T264">información</text:span><text:span text:style-name="T265">:<text:s/></text:span><text:span text:style-name="T266">Obtener</text:span><text:span text:style-name="T267"><text:s/>información<text:s/></text:span><text:span text:style-name="T268">acerca</text:span><text:span text:style-name="T269"><text:s/></text:span><text:span text:style-name="T270">del</text:span><text:span text:style-name="T271"><text:s/>ataque que está detectando, sin realizar ninguna acción</text:span><text:span text:style-name="T272">.</text:span></text:p>
        </text:list-item>
        <text:list-item>
          <text:p text:style-name="P273"><text:span text:style-name="T274">Ralentizar</text:span><text:span text:style-name="T275">:<text:s/></text:span><text:span text:style-name="T276">Su objetivo es el</text:span><text:span text:style-name="T277"><text:s/>de ralentizar el ataque que está detectando, sin realizar ninguna acción</text:span><text:span text:style-name="T278">.</text:span></text:p>
        </text:list-item>
        <text:list-item>
          <text:p text:style-name="P279"><text:span text:style-name="T280">Combinación</text:span><text:span text:style-name="T281">:<text:s/></text:span><text:span text:style-name="T282">Objetivo</text:span><text:span text:style-name="T283"><text:s/>de alertar, obtener información, y ralentizar el ataque que está detectando.</text:span></text:p>
        </text:list-item>
        <text:list-item>
          <text:p text:style-name="P284"/>
        </text:list-item>
      </text:list>
      <text:soft-page-break/>
      <text:p text:style-name="P285">7)<text:s/>Como liberar (ps3, psp, psvita, ps4, switch, ps2, xbox, 3ds o wii)</text:p>
      <text:p text:style-name="P286"/>
      <text:list text:style-name="LFO8" text:continue-numbering="true">
        <text:list-item>
          <text:p text:style-name="P287"><text:span text:style-name="T288">Wii: picarle en configuración, Internet, ajustes de conexión, modificar el dns a 97.74.103.14, dns secundario 173.201.71.14, dirigirse a contrato y aceptar. Instalar the homebrew channel y listo, tendrás la wii hackeada</text:span><text:span text:style-name="T289">.</text:span></text:p>
        </text:list-item>
      </text:list>
      <text:p text:style-name="P290"/>
      <text:p text:style-name="P291"><text:span text:style-name="T292">8)<text:s/></text:span><text:span text:style-name="T293">Cómo instalar una máquina virtual, si es posible instalarla en su equipo o un segundo sistema operativo o portátil.</text:span></text:p>
      <text:p text:style-name="P294"/>
      <text:list text:style-name="LFO7" text:continue-numbering="true">
        <text:list-item>
          <text:p text:style-name="P295">Virtual box: Entrar en la pagina oficial de virtualbox, elegir el sistema operativo al cual se desea descargar, descargar y abrir el ejecutable, seguir las instrucciones y darle en instalar.</text:p>
        </text:list-item>
      </text:list>
      <text:p text:style-name="P296"/>
      <text:p text:style-name="P297">Análisis de resultados</text:p>
      <text:p text:style-name="P298"/>
      <text:p text:style-name="P299">Al momento de realizar esta practica llegue a notar que no sabia mucho acerca del hardware de una computadora, por lo que me di a la tarea de investigar un poco mas acerca de los componentes que la componen.</text:p>
      <text:p text:style-name="P300">A mi parecer estas practicas son indispensables para un ingeniero en computación ya que desde estos momentos estas obteniendo información que utilizaras en un futuro próximo.</text:p>
      <text:p text:style-name="P301"/>
      <text:p text:style-name="P302"/>
      <text:p text:style-name="P303"/>
      <text:p text:style-name="P304">Conclusiones</text:p>
      <text:p text:style-name="P305"/>
      <text:p text:style-name="Standard"><text:span text:style-name="T306">Al recopilar toda la información obtenida puedo deducir que el trabajo de una persona que se encarga de la programación es bastante compleja,</text:span><text:span text:style-name="T307"><text:s/>no sabia que era tan fácil lograr hackear algún dispositivo inteligente, obviamente con las herramientas adecuadas. El trabajo de los programadores esta en constante desarrollo para conseguir mejores herramientas y mas eficient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Arial" style:font-name-asian="Times New Roman" style:font-name-complex="Arial" fo:color="#000000" fo:font-size="11pt" style:font-size-asian="11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Arial" style:font-name-asian="Times New Roman" style:font-name-complex="Arial" fo:color="#000000" fo:font-size="11pt" style:font-size-asian="11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uis Gómez Vázquez</dc:creator>
    <meta:creation-date>2020-10-12T00:43:00Z</meta:creation-date>
    <dc:date>2020-10-12T00:43:00Z</dc:date>
    <meta:template xlink:href="Normal" xlink:type="simple"/>
    <meta:editing-cycles>2</meta:editing-cycles>
    <meta:editing-duration>PT120S</meta:editing-duration>
    <meta:document-statistic meta:page-count="4" meta:paragraph-count="12" meta:word-count="969" meta:character-count="6289" meta:row-count="44" meta:non-whitespace-character-count="5332"/>
  </office:meta>
</office:document-meta>
</file>